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just a test document</text:p>
      <text:p text:style-name="P1"/>
      <text:p text:style-name="P1">Skdjfh ksjdfnkjsdfnsdkfnsdjb sdnfnjsdbf sdf</text:p>
      <text:p text:style-name="P1">Sdf sdjf sdkfsdf</text:p>
      <text:p text:style-name="P1">Sdf jsdhf jskdnfkjsdfnsd ljksnds fjs fsldjlfn sldjfbsdljfslhdjfhsd fbsjdf sdjflsjhbs dfhsdlfjbsld sldjfbl sjljfhbls djlsdjhfblsjd sjdhfsljdfblsdflj sdfsdjfh sldfsdlfsd fsdfsdf</text:p>
      <text:p text:style-name="P1"/>
      <text:p text:style-name="P1">guys know that right ? and so really you should know <text:s/>who the most important <text:s/>people are for you to be dialogue <text:s/>in with spending your time on. You should do this absolutely you know. So we need to figure out how to get this system to present that <text:s text:c="2"/>information to you guys and you are see around. Okey so when log into the back office even <text:s/>so there is data <text:s/>even in there . ok that’s coming from your system which <text:s/>i think you probably <text:s/>read that data that <text:s/>other <text:s/>system you guys how to get an api. Um and will try to catch <text:s text:c="2"/>things <text:s/>like that you could you should 43.08 actually managed people <text:s/>little bit more <text:s/>greatly too. So <text:s/>but the biggest mistake <text:s/>we would make with the to slow down <text:s/>momentum , and anything happens you guys should be more active. More of them not less active do a little you know straight in the <text:s/>cheering <text:s/>stuffs . You know what i mean or prospecting man <text:s/>that’s all <text:s/>more to <text:s/>operating when , you when I <text:s text:c="2"/>prospect in given day <text:s/>when I coming I’m in a different place in my head, very different place, I even get for that differently prospect all <text:s/>day 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fo:background-color="#ffffff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238" meta:character-count="1346" meta:non-whitespace-character-count="1085"/>
    <meta:generator>LibreOfficeDev/5.1.0.3$Linux_X86_64 LibreOffice_project/</meta:generator>
  </office:meta>
</office:document-meta>
</file>